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56340" officeooo:paragraph-rsid="0015634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16f9e8" officeooo:paragraph-rsid="0016f9e8" style:font-size-asian="12.25pt" style:font-weight-asian="bold" style:font-size-complex="14pt" style:font-weight-complex="bold"/>
    </style:style>
    <style:style style:name="P3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156340" officeooo:paragraph-rsid="00156340" style:font-size-asian="12.25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6f9e8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92729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4a87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6f9e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9272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dfaf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02d8f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1f8d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4a870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a9073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bccc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171fb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19272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1dfafb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02d8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1f8dc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4a870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a9073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2bccc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fee51" officeooo:paragraph-rsid="001fee5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fee51" officeooo:paragraph-rsid="00202d8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fee51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02d8f" officeooo:paragraph-rsid="00202d8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02d8f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4a870" officeooo:paragraph-rsid="0024a87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59a42" officeooo:paragraph-rsid="00259a42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59a42" officeooo:paragraph-rsid="002a9073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59a42" officeooo:paragraph-rsid="002bccc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7e69d" officeooo:paragraph-rsid="0027e69d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7e69d" officeooo:paragraph-rsid="002a9073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27e69d" officeooo:paragraph-rsid="002bcccf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16f9e8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192729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1dfafb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02d8f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0efdc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1f8dc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4a870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a9073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6f9e8" officeooo:paragraph-rsid="002bcccf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192729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1dfafb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fee51" officeooo:paragraph-rsid="001fee51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fee51" officeooo:paragraph-rsid="00202d8f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fee51" officeooo:paragraph-rsid="0020efdc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27e69d" officeooo:paragraph-rsid="0027e69d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left="2.401cm" fo:margin-right="0cm" fo:line-height="150%" fo:text-align="justify" style:justify-single-word="false" fo:text-indent="0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27e69d" officeooo:paragraph-rsid="002a9073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1dfaf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02d8f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0efdc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1f8dc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a9073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master-page-name="">
      <style:paragraph-properties fo:margin-left="2.401cm" fo:margin-right="0cm" fo:line-height="150%" fo:text-align="justify" style:justify-single-word="false" fo:text-indent="0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6f9e8" officeooo:paragraph-rsid="002bcccf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master-page-name="">
      <style:paragraph-properties fo:margin-left="2.401cm" fo:margin-right="0cm" fo:line-height="150%" fo:text-align="justify" style:justify-single-word="false" fo:text-indent="-0.6cm" style:auto-text-indent="false" style:page-number="auto">
        <style:tab-stops>
          <style:tab-stop style:position="0.706cm"/>
        </style:tab-stops>
      </style:paragraph-properties>
      <style:text-properties style:font-name="Times New Roman" fo:font-size="14pt" fo:font-style="normal" fo:font-weight="normal" officeooo:rsid="00171fbe" officeooo:paragraph-rsid="00171fbe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192729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1dfafb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02d8f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0efdc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1f8dc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4a870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a9073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margin-left="2.401cm" fo:margin-right="0cm" fo:line-height="150%" fo:text-align="justify" style:justify-single-word="false" fo:text-indent="-0.6cm" style:auto-text-indent="false">
        <style:tab-stops>
          <style:tab-stop style:position="0.706cm"/>
        </style:tab-stops>
      </style:paragraph-properties>
      <style:text-properties style:font-name="Times New Roman" fo:font-size="14pt" fo:font-style="normal" fo:font-weight="bold" officeooo:rsid="00192729" officeooo:paragraph-rsid="002bcccf" style:font-size-asian="12.25pt" style:font-style-asian="normal" style:font-weight-asian="bold" style:font-size-complex="14pt" style:font-style-complex="normal" style:font-weight-complex="bold"/>
    </style:style>
    <style:style style:name="P69" style:family="paragraph">
      <style:paragraph-properties style:writing-mode="lr-tb"/>
    </style:style>
    <style:style style:name="P70" style:family="paragraph">
      <style:paragraph-properties fo:text-align="center" style:writing-mode="lr-tb"/>
      <style:text-properties fo:font-size="24pt"/>
    </style:style>
    <style:style style:name="P71" style:family="paragraph">
      <style:paragraph-properties fo:text-align="center"/>
    </style:style>
    <style:style style:name="P72" style:family="paragraph">
      <style:paragraph-properties fo:text-align="center" style:writing-mode="lr-tb"/>
    </style:style>
    <style:style style:name="P73" style:family="paragraph">
      <style:paragraph-properties fo:text-align="center">
        <style:tab-stops/>
      </style:paragraph-properties>
    </style:style>
    <style:style style:name="P7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1fbe"/>
    </style:style>
    <style:style style:name="T4" style:family="text">
      <style:text-properties officeooo:rsid="0019272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fafb" style:font-weight-asian="normal" style:font-weight-complex="normal"/>
    </style:style>
    <style:style style:name="T7" style:family="text">
      <style:text-properties officeooo:rsid="001dfafb"/>
    </style:style>
    <style:style style:name="T8" style:family="text">
      <style:text-properties officeooo:rsid="001e7977"/>
    </style:style>
    <style:style style:name="T9" style:family="text">
      <style:text-properties officeooo:rsid="001fee51"/>
    </style:style>
    <style:style style:name="T10" style:family="text">
      <style:text-properties officeooo:rsid="00202d8f"/>
    </style:style>
    <style:style style:name="T11" style:family="text">
      <style:text-properties officeooo:rsid="0020efdc"/>
    </style:style>
    <style:style style:name="T12" style:family="text">
      <style:text-properties officeooo:rsid="0023e1ac"/>
    </style:style>
    <style:style style:name="T13" style:family="text">
      <style:text-properties officeooo:rsid="0024a870"/>
    </style:style>
    <style:style style:name="T14" style:family="text">
      <style:text-properties officeooo:rsid="0027e69d"/>
    </style:style>
    <style:style style:name="T15" style:family="text">
      <style:text-properties officeooo:rsid="00294db5"/>
    </style:style>
    <style:style style:name="T16" style:family="text">
      <style:text-properties officeooo:rsid="002a9073"/>
    </style:style>
    <style:style style:name="T17" style:family="text">
      <style:text-properties officeooo:rsid="002ba9cc"/>
    </style:style>
    <style:style style:name="T18" style:family="text">
      <style:text-properties officeooo:rsid="002bcccf"/>
    </style:style>
    <style:style style:name="T19" style:family="text">
      <style:text-properties officeooo:rsid="002dc393"/>
    </style:style>
    <style:style style:name="T2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22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0" svg:x1="3cm" svg:y1="27.515cm" svg:x2="3.002cm" svg:y2="28.986cm">
          <text:p/>
        </draw:line>
        <draw:line draw:style-name="gr3" draw:text-style-name="P70" svg:x1="2.009cm" svg:y1="27.504cm" svg:x2="20.281cm" svg:y2="27.504cm">
          <text:p/>
        </draw:line>
        <draw:line draw:style-name="gr3" draw:text-style-name="P70" svg:x1="3.997cm" svg:y1="27.515cm" svg:x2="3.999cm" svg:y2="28.986cm">
          <text:p/>
        </draw:line>
        <draw:line draw:style-name="gr3" draw:text-style-name="P70" svg:x1="6.5cm" svg:y1="27.515cm" svg:x2="6.502cm" svg:y2="28.986cm">
          <text:p/>
        </draw:line>
        <draw:line draw:style-name="gr3" draw:text-style-name="P70" svg:x1="7.999cm" svg:y1="27.529cm" svg:x2="8.001cm" svg:y2="28.986cm">
          <text:p/>
        </draw:line>
        <draw:line draw:style-name="gr3" draw:text-style-name="P70" svg:x1="9.001cm" svg:y1="27.515cm" svg:x2="9.003cm" svg:y2="28.972cm">
          <text:p/>
        </draw:line>
        <draw:line draw:style-name="gr3" draw:text-style-name="P70" svg:x1="19.3cm" svg:y1="27.515cm" svg:x2="19.304cm" svg:y2="28.986cm">
          <text:p/>
        </draw:line>
        <draw:line draw:style-name="gr4" draw:text-style-name="P70" svg:x1="2.009cm" svg:y1="28cm" svg:x2="8.982cm" svg:y2="28.002cm">
          <text:p/>
        </draw:line>
        <draw:line draw:style-name="gr3" draw:text-style-name="P70" svg:x1="2.009cm" svg:y1="28.501cm" svg:x2="8.982cm" svg:y2="28.501cm">
          <text:p/>
        </draw:line>
        <draw:line draw:style-name="gr4" draw:text-style-name="P70" svg:x1="19.313cm" svg:y1="28.007cm" svg:x2="20.292cm" svg:y2="28.007cm">
          <text:p/>
        </draw:line>
        <draw:frame draw:style-name="gr5" draw:text-style-name="P72" svg:width="0.914cm" svg:height="0.436cm" svg:x="2.049cm" svg:y="28.52cm">
          <draw:text-box>
            <text:p text:style-name="P71"><text:span text:style-name="T20">Изм.</text:span></text:p>
          </draw:text-box>
        </draw:frame>
        <draw:frame draw:style-name="gr5" draw:text-style-name="P72" svg:width="0.916cm" svg:height="0.436cm" svg:x="3.039cm" svg:y="28.52cm">
          <draw:text-box>
            <text:p text:style-name="P71"><text:span text:style-name="T20">Лист</text:span></text:p>
          </draw:text-box>
        </draw:frame>
        <draw:frame draw:style-name="gr5" draw:text-style-name="P72" svg:width="2.354cm" svg:height="0.436cm" svg:x="4.074cm" svg:y="28.52cm">
          <draw:text-box>
            <text:p text:style-name="P71"><text:span text:style-name="T20">№ </text:span><text:span text:style-name="T20">докум.</text:span></text:p>
          </draw:text-box>
        </draw:frame>
        <draw:frame draw:style-name="gr5" draw:text-style-name="P74" svg:width="1.403cm" svg:height="0.436cm" svg:x="6.558cm" svg:y="28.52cm">
          <draw:text-box>
            <text:p text:style-name="P73"><text:span text:style-name="T21">Подпись</text:span></text:p>
          </draw:text-box>
        </draw:frame>
        <draw:frame draw:style-name="gr5" draw:text-style-name="P72" svg:width="0.914cm" svg:height="0.436cm" svg:x="8.043cm" svg:y="28.52cm">
          <draw:text-box>
            <text:p text:style-name="P71"><text:span text:style-name="T20">Дата</text:span></text:p>
          </draw:text-box>
        </draw:frame>
        <draw:frame draw:style-name="gr5" draw:text-style-name="P72" svg:width="0.916cm" svg:height="0.436cm" svg:x="19.339cm" svg:y="27.553cm">
          <draw:text-box>
            <text:p text:style-name="P71"><text:span text:style-name="T20">Лист</text:span></text:p>
          </draw:text-box>
        </draw:frame>
        <draw:frame draw:style-name="gr5" draw:text-style-name="P72" svg:width="0.916cm" svg:height="0.599cm" svg:x="19.339cm" svg:y="28.201cm">
          <draw:text-box>
            <text:p text:style-name="P71"><text:span text:style-name="T22">2</text:span></text:p>
          </draw:text-box>
        </draw:frame>
      </draw:g>
      <draw:g text:anchor-type="page" text:anchor-page-number="2" draw:z-index="1" draw:style-name="gr1">
        <draw:custom-shape draw:style-name="gr2" draw:text-style-name="P6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0" svg:x1="3cm" svg:y1="27.515cm" svg:x2="3.002cm" svg:y2="28.986cm">
          <text:p/>
        </draw:line>
        <draw:line draw:style-name="gr3" draw:text-style-name="P70" svg:x1="2.009cm" svg:y1="27.504cm" svg:x2="20.281cm" svg:y2="27.504cm">
          <text:p/>
        </draw:line>
        <draw:line draw:style-name="gr3" draw:text-style-name="P70" svg:x1="3.997cm" svg:y1="27.515cm" svg:x2="3.999cm" svg:y2="28.986cm">
          <text:p/>
        </draw:line>
        <draw:line draw:style-name="gr3" draw:text-style-name="P70" svg:x1="6.5cm" svg:y1="27.515cm" svg:x2="6.502cm" svg:y2="28.986cm">
          <text:p/>
        </draw:line>
        <draw:line draw:style-name="gr3" draw:text-style-name="P70" svg:x1="7.999cm" svg:y1="27.529cm" svg:x2="8.001cm" svg:y2="28.986cm">
          <text:p/>
        </draw:line>
        <draw:line draw:style-name="gr3" draw:text-style-name="P70" svg:x1="9.001cm" svg:y1="27.515cm" svg:x2="9.003cm" svg:y2="28.972cm">
          <text:p/>
        </draw:line>
        <draw:line draw:style-name="gr3" draw:text-style-name="P70" svg:x1="19.3cm" svg:y1="27.515cm" svg:x2="19.304cm" svg:y2="28.986cm">
          <text:p/>
        </draw:line>
        <draw:line draw:style-name="gr4" draw:text-style-name="P70" svg:x1="2.009cm" svg:y1="28cm" svg:x2="8.982cm" svg:y2="28.002cm">
          <text:p/>
        </draw:line>
        <draw:line draw:style-name="gr3" draw:text-style-name="P70" svg:x1="2.009cm" svg:y1="28.501cm" svg:x2="8.982cm" svg:y2="28.501cm">
          <text:p/>
        </draw:line>
        <draw:line draw:style-name="gr4" draw:text-style-name="P70" svg:x1="19.313cm" svg:y1="28.007cm" svg:x2="20.292cm" svg:y2="28.007cm">
          <text:p/>
        </draw:line>
        <draw:frame draw:style-name="gr5" draw:text-style-name="P72" svg:width="0.914cm" svg:height="0.436cm" svg:x="2.049cm" svg:y="28.52cm">
          <draw:text-box>
            <text:p text:style-name="P71"><text:span text:style-name="T20">Изм.</text:span></text:p>
          </draw:text-box>
        </draw:frame>
        <draw:frame draw:style-name="gr5" draw:text-style-name="P72" svg:width="0.916cm" svg:height="0.436cm" svg:x="3.039cm" svg:y="28.52cm">
          <draw:text-box>
            <text:p text:style-name="P71"><text:span text:style-name="T20">Лист</text:span></text:p>
          </draw:text-box>
        </draw:frame>
        <draw:frame draw:style-name="gr5" draw:text-style-name="P72" svg:width="2.354cm" svg:height="0.436cm" svg:x="4.074cm" svg:y="28.52cm">
          <draw:text-box>
            <text:p text:style-name="P71"><text:span text:style-name="T20">№ </text:span><text:span text:style-name="T20">докум.</text:span></text:p>
          </draw:text-box>
        </draw:frame>
        <draw:frame draw:style-name="gr5" draw:text-style-name="P74" svg:width="1.403cm" svg:height="0.436cm" svg:x="6.558cm" svg:y="28.52cm">
          <draw:text-box>
            <text:p text:style-name="P73"><text:span text:style-name="T21">Подпись</text:span></text:p>
          </draw:text-box>
        </draw:frame>
        <draw:frame draw:style-name="gr5" draw:text-style-name="P72" svg:width="0.914cm" svg:height="0.436cm" svg:x="8.043cm" svg:y="28.52cm">
          <draw:text-box>
            <text:p text:style-name="P71"><text:span text:style-name="T20">Дата</text:span></text:p>
          </draw:text-box>
        </draw:frame>
        <draw:frame draw:style-name="gr5" draw:text-style-name="P72" svg:width="0.916cm" svg:height="0.436cm" svg:x="19.339cm" svg:y="27.553cm">
          <draw:text-box>
            <text:p text:style-name="P71"><text:span text:style-name="T20">Лист</text:span></text:p>
          </draw:text-box>
        </draw:frame>
        <draw:frame draw:style-name="gr5" draw:text-style-name="P72" svg:width="0.916cm" svg:height="0.599cm" svg:x="19.339cm" svg:y="28.201cm">
          <draw:text-box>
            <text:p text:style-name="P71"><text:span text:style-name="T22">2</text:span></text:p>
          </draw:text-box>
        </draw:frame>
      </draw:g>
      <draw:g text:anchor-type="page" text:anchor-page-number="3" draw:z-index="2" draw:style-name="gr1">
        <draw:custom-shape draw:style-name="gr2" draw:text-style-name="P6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0" svg:x1="3cm" svg:y1="27.515cm" svg:x2="3.002cm" svg:y2="28.986cm">
          <text:p/>
        </draw:line>
        <draw:line draw:style-name="gr3" draw:text-style-name="P70" svg:x1="2.009cm" svg:y1="27.504cm" svg:x2="20.281cm" svg:y2="27.504cm">
          <text:p/>
        </draw:line>
        <draw:line draw:style-name="gr3" draw:text-style-name="P70" svg:x1="3.997cm" svg:y1="27.515cm" svg:x2="3.999cm" svg:y2="28.986cm">
          <text:p/>
        </draw:line>
        <draw:line draw:style-name="gr3" draw:text-style-name="P70" svg:x1="6.5cm" svg:y1="27.515cm" svg:x2="6.502cm" svg:y2="28.986cm">
          <text:p/>
        </draw:line>
        <draw:line draw:style-name="gr3" draw:text-style-name="P70" svg:x1="7.999cm" svg:y1="27.529cm" svg:x2="8.001cm" svg:y2="28.986cm">
          <text:p/>
        </draw:line>
        <draw:line draw:style-name="gr3" draw:text-style-name="P70" svg:x1="9.001cm" svg:y1="27.515cm" svg:x2="9.003cm" svg:y2="28.972cm">
          <text:p/>
        </draw:line>
        <draw:line draw:style-name="gr3" draw:text-style-name="P70" svg:x1="19.3cm" svg:y1="27.515cm" svg:x2="19.304cm" svg:y2="28.986cm">
          <text:p/>
        </draw:line>
        <draw:line draw:style-name="gr4" draw:text-style-name="P70" svg:x1="2.009cm" svg:y1="28cm" svg:x2="8.982cm" svg:y2="28.002cm">
          <text:p/>
        </draw:line>
        <draw:line draw:style-name="gr3" draw:text-style-name="P70" svg:x1="2.009cm" svg:y1="28.501cm" svg:x2="8.982cm" svg:y2="28.501cm">
          <text:p/>
        </draw:line>
        <draw:line draw:style-name="gr4" draw:text-style-name="P70" svg:x1="19.313cm" svg:y1="28.007cm" svg:x2="20.292cm" svg:y2="28.007cm">
          <text:p/>
        </draw:line>
        <draw:frame draw:style-name="gr5" draw:text-style-name="P72" svg:width="0.914cm" svg:height="0.436cm" svg:x="2.049cm" svg:y="28.52cm">
          <draw:text-box>
            <text:p text:style-name="P71"><text:span text:style-name="T20">Изм.</text:span></text:p>
          </draw:text-box>
        </draw:frame>
        <draw:frame draw:style-name="gr5" draw:text-style-name="P72" svg:width="0.916cm" svg:height="0.436cm" svg:x="3.039cm" svg:y="28.52cm">
          <draw:text-box>
            <text:p text:style-name="P71"><text:span text:style-name="T20">Лист</text:span></text:p>
          </draw:text-box>
        </draw:frame>
        <draw:frame draw:style-name="gr5" draw:text-style-name="P72" svg:width="2.354cm" svg:height="0.436cm" svg:x="4.074cm" svg:y="28.52cm">
          <draw:text-box>
            <text:p text:style-name="P71"><text:span text:style-name="T20">№ </text:span><text:span text:style-name="T20">докум.</text:span></text:p>
          </draw:text-box>
        </draw:frame>
        <draw:frame draw:style-name="gr5" draw:text-style-name="P74" svg:width="1.403cm" svg:height="0.436cm" svg:x="6.558cm" svg:y="28.52cm">
          <draw:text-box>
            <text:p text:style-name="P73"><text:span text:style-name="T21">Подпись</text:span></text:p>
          </draw:text-box>
        </draw:frame>
        <draw:frame draw:style-name="gr5" draw:text-style-name="P72" svg:width="0.914cm" svg:height="0.436cm" svg:x="8.043cm" svg:y="28.52cm">
          <draw:text-box>
            <text:p text:style-name="P71"><text:span text:style-name="T20">Дата</text:span></text:p>
          </draw:text-box>
        </draw:frame>
        <draw:frame draw:style-name="gr5" draw:text-style-name="P72" svg:width="0.916cm" svg:height="0.436cm" svg:x="19.339cm" svg:y="27.553cm">
          <draw:text-box>
            <text:p text:style-name="P71"><text:span text:style-name="T20">Лист</text:span></text:p>
          </draw:text-box>
        </draw:frame>
        <draw:frame draw:style-name="gr5" draw:text-style-name="P72" svg:width="0.916cm" svg:height="0.599cm" svg:x="19.339cm" svg:y="28.201cm">
          <draw:text-box>
            <text:p text:style-name="P71"><text:span text:style-name="T22">2</text:span></text:p>
          </draw:text-box>
        </draw:frame>
      </draw:g>
      <text:p text:style-name="P3">Описание диаграмм вариантов использования.</text:p>
      <text:p text:style-name="P1"/>
      <text:p text:style-name="P2">1. <text:s/>Создать новую <text:span text:style-name="T1">User Story.</text:span></text:p>
      <text:p text:style-name="P4"><text:span text:style-name="T2">Действующие лица:</text:span> <text:s/>Пользователь (Представитель заказчика, разработчик):</text:p>
      <text:p text:style-name="P8"><text:span text:style-name="T2">Предусловия;</text:span> пользователь находится на странице создания <text:span text:style-name="T1">user story;</text:span></text:p>
      <text:p text:style-name="P38"><text:span text:style-name="T3">Основной сценарий; </text:span></text:p>
      <text:p text:style-name="P17">а) пользователь нажимает кнопку «Создать новую <text:s/>User Story»</text:p>
      <text:p text:style-name="P17">б) Система предоставляет форму ввода данных</text:p>
      <text:p text:style-name="P17">в) Пользователь вводит необходимые данные и отпарвляет форму</text:p>
      <text:p text:style-name="P17">г) Система создает новую User Story;</text:p>
      <text:p text:style-name="P60"/>
      <text:p text:style-name="P61">2. Создание списка User Story для нового спринта.</text:p>
      <text:p text:style-name="P5"><text:span text:style-name="T2">Действующие лица:</text:span> <text:s/>Представитель заказчика <text:span text:style-name="T4">совместно с разработчиком</text:span>:</text:p>
      <text:p text:style-name="P47">Минимальное условие: <text:span text:style-name="T5">емкость спринта определена разработчиками. (Прим. Емкость спринта — количество задач, которое команда разработки способна выполнить за один спринт. Емкость спринта определяется в story point'ах. <text:s/>Stoкy Point — относительная величина применяемая для оценки сложности задачи. Может изменяться в пределах от нуля до бесконечности. )</text:span></text:p>
      <text:p text:style-name="P9"><text:span text:style-name="T2">Предусловия;</text:span> <text:span text:style-name="T4">пользователь создал новый спринт и перешел на страницу его редактирования;</text:span></text:p>
      <text:p text:style-name="P39"><text:span text:style-name="T3">Основной сценарий; </text:span></text:p>
      <text:p text:style-name="P18">а) <text:span text:style-name="T4">Система отобразила бэклог (список user story) проекта и и текущего спринта;</text:span></text:p>
      <text:p text:style-name="P18">б) <text:span text:style-name="T4">Пользователь переносит наиболее важные задачи из бэклога проекта в <text:s/>бэклог спринта;</text:span></text:p>
      <text:p text:style-name="P18">в) Пользователь вводит необходимые данные и отпарвляет форму</text:p>
      <text:p text:style-name="P18">г) Система <text:span text:style-name="T4">запрещает перенос, когда емкость спринта заполнена;</text:span></text:p>
      <text:p text:style-name="P62"><text:soft-page-break/><text:span text:style-name="T7">3</text:span>. <text:span text:style-name="T7">Инициализация нового спринта</text:span></text:p>
      <text:p text:style-name="P54"><text:span text:style-name="T2">Действующие лица:</text:span> <text:s/><text:span text:style-name="T7">Пользователь;</text:span></text:p>
      <text:p text:style-name="P48">Минимальное условие:<text:span text:style-name="T5"> </text:span><text:span text:style-name="T6">Пользователь имеет права на создание спринта;</text:span></text:p>
      <text:p text:style-name="P10"><text:span text:style-name="T2">Предусловия:</text:span> <text:span text:style-name="T9">Предыдущий спринт окончен;</text:span></text:p>
      <text:p text:style-name="P40"><text:span text:style-name="T3">Основной сценарий; </text:span></text:p>
      <text:p text:style-name="P19">а) <text:span text:style-name="T7">Пользователь нажимает кнопку «Создать новый спринт»</text:span></text:p>
      <text:p text:style-name="P19">б) <text:span text:style-name="T7">Система создает черновик спринта и предоставляет форму для ввода цели спринта, даты начала, набора бэклога спринта;</text:span></text:p>
      <text:p text:style-name="P19">в) Пользователь вводит необходимые данные и отпр<text:span text:style-name="T7">а</text:span>вляет форму</text:p>
      <text:p text:style-name="P19">г) Система <text:span text:style-name="T8">создает новый спринт;</text:span></text:p>
      <text:p text:style-name="P49">Альтернативные сценарии:</text:p>
      <text:p text:style-name="P26">в.1) Не введена цель спринта</text:p>
      <text:p text:style-name="P26"><text:tab/>а.1.1 Система выдает сообщение о том что необходимо ввести цель;</text:p>
      <text:p text:style-name="P26"><text:tab/>а.1.2 Переход к шагу (б)</text:p>
      <text:p text:style-name="P26">в.2) Не введена дата начала спринта</text:p>
      <text:p text:style-name="P26"><text:tab/>а.2.1 Система устанавливает текущую дату как дату начала спринта;</text:p>
      <text:p text:style-name="P26"><text:tab/>а.2.2 Переход к шагу (г)</text:p>
      <text:p text:style-name="P26"/>
      <text:p text:style-name="P63"><text:span text:style-name="T10">4</text:span>. <text:span text:style-name="T10">Обмен сообщениями в командном чате.</text:span></text:p>
      <text:p text:style-name="P55"><text:span text:style-name="T2">Действующие лица:</text:span> <text:s/><text:span text:style-name="T7">Пользователь;</text:span></text:p>
      <text:p text:style-name="P11"><text:span text:style-name="T2">Предусловия: </text:span><text:span text:style-name="T10">пользователь находится на странице чата;</text:span></text:p>
      <text:p text:style-name="P41"><text:span text:style-name="T3">Основной сценарий; </text:span></text:p>
      <text:p text:style-name="P20">а) <text:span text:style-name="T7">Пользователь вводит сообщение и отправляет форму;</text:span></text:p>
      <text:p text:style-name="P20">б) <text:span text:style-name="T10">Система отправляет сообщение в чат;</text:span></text:p>
      <text:p text:style-name="P50">Альтернативные сценарии:</text:p>
      <text:p text:style-name="P27"><text:span text:style-name="T10">а</text:span>.1) <text:span text:style-name="T10">Пользователь не ввел сообщение</text:span></text:p>
      <text:p text:style-name="P29">а.2) Система бездействует;</text:p>
      <text:p text:style-name="P26"/>
      <text:p text:style-name="P26"/>
      <text:p text:style-name="P64"><text:soft-page-break/><text:span text:style-name="T11">5</text:span>. <text:span text:style-name="T10">Обмен сообщениями в командном чате.</text:span></text:p>
      <text:p text:style-name="P6"><text:span text:style-name="T2">Действующие лица:</text:span> <text:s/><text:span text:style-name="T7">Пользователь;</text:span></text:p>
      <text:p text:style-name="P12"><text:span text:style-name="T2">Предусловия: </text:span><text:span text:style-name="T10">пользователь находится на странице чата;</text:span></text:p>
      <text:p text:style-name="P42"><text:span text:style-name="T3">Основной сценарий; </text:span></text:p>
      <text:p text:style-name="P21">а) <text:span text:style-name="T7">Пользователь вводит сообщение и отправляет форму;</text:span></text:p>
      <text:p text:style-name="P21">б) <text:span text:style-name="T10">Система отправляет сообщение в чат;</text:span></text:p>
      <text:p text:style-name="P51">Альтернативные сценарии:</text:p>
      <text:p text:style-name="P28"><text:span text:style-name="T10">а</text:span>.1) <text:span text:style-name="T10">Пользователь не ввел сообщение</text:span></text:p>
      <text:p text:style-name="P30">а.2) Система бездействует;</text:p>
      <text:p text:style-name="P26"/>
      <text:p text:style-name="P64"><text:span text:style-name="T11">6</text:span>. <text:span text:style-name="T11">Формирование диаграммы сгорания задач.</text:span></text:p>
      <text:p text:style-name="P6"><text:span text:style-name="T2">Действующие лица:</text:span> <text:s/><text:span text:style-name="T7">Пользователь;</text:span></text:p>
      <text:p text:style-name="P12"><text:span text:style-name="T2">Предусловия: </text:span><text:span text:style-name="T11"><text:s/>Пользователь находится на странице спринта;</text:span></text:p>
      <text:p text:style-name="P42"><text:span text:style-name="T3">Основной сценарий; </text:span></text:p>
      <text:p text:style-name="P21">а) <text:span text:style-name="T7">Пользователь нажимает кнопку «Показать отчет»;</text:span></text:p>
      <text:p text:style-name="P21">б) <text:span text:style-name="T10">Система выводит диаграмму сгорания задач в составе общего отчета;</text:span></text:p>
      <text:p text:style-name="P30"/>
      <text:p text:style-name="P65"><text:span text:style-name="T12">7</text:span>. <text:span text:style-name="T11">Формирование <text:s/>отчета по выполненным задачам.</text:span></text:p>
      <text:p text:style-name="P57"><text:span text:style-name="T2">Действующие лица:</text:span> <text:s/><text:span text:style-name="T7">Пользователь;</text:span></text:p>
      <text:p text:style-name="P13"><text:span text:style-name="T2">Предусловия: </text:span><text:span text:style-name="T11"><text:s/>Пользователь находится на странице спринта;</text:span></text:p>
      <text:p text:style-name="P43"><text:span text:style-name="T3">Основной сценарий; </text:span></text:p>
      <text:p text:style-name="P22">а) <text:span text:style-name="T7">Пользователь нажимает кнопку «Показать отчет»;</text:span></text:p>
      <text:p text:style-name="P22">б) <text:span text:style-name="T10">Система выводит отчет по выполненным задачам;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6"><text:soft-page-break/><text:span text:style-name="T13">8</text:span>. <text:s/><text:span text:style-name="T13">Прерывание спринта..</text:span></text:p>
      <text:p text:style-name="P7"><text:span text:style-name="T2">Действующие лица:</text:span> <text:s/><text:span text:style-name="T7">Пользователь;</text:span></text:p>
      <text:p text:style-name="P31"><text:span text:style-name="T2">Минимальное условие</text:span>: у пользователя должны быть права на прерывание спринта;</text:p>
      <text:p text:style-name="P14"><text:span text:style-name="T2">Предусловия: </text:span><text:span text:style-name="T11"><text:s/>Пользователь находится на странице спринта;</text:span></text:p>
      <text:p text:style-name="P44"><text:span text:style-name="T3">Основной сценарий: </text:span></text:p>
      <text:p text:style-name="P23">а) <text:span text:style-name="T7">Пользователь нажимает кнопку «Прервать спринт»;</text:span></text:p>
      <text:p text:style-name="P23">б) <text:span text:style-name="T10">Система выводит предупреждение;</text:span></text:p>
      <text:p text:style-name="P32">в) Пользователь продолжает прерывание;</text:p>
      <text:p text:style-name="P35">г) Система выводит форму ввода причины прерывания</text:p>
      <text:p text:style-name="P32"><text:span text:style-name="T15">д</text:span>) Пользователь вводит причину прерывания <text:span text:style-name="T14">и отправляет форму</text:span>;</text:p>
      <text:p text:style-name="P32"><text:span text:style-name="T15">е</text:span>) Система прерываем спринт и сохраняет отчет о прерывании;</text:p>
      <text:p text:style-name="P52">Альтернативные сценарии:</text:p>
      <text:p text:style-name="P35">г.1) Пользователь не вводит причину</text:p>
      <text:p text:style-name="P35"><text:tab/>г.1.1) Система выдает сообщение об ошибке</text:p>
      <text:p text:style-name="P35"><text:tab/>г.1.2) Переход к шагу (г)</text:p>
      <text:p text:style-name="P35"/>
      <text:p text:style-name="P67"><text:span text:style-name="T17">9</text:span>. <text:s text:c="2"/><text:span text:style-name="T16">Закрыть user story..</text:span></text:p>
      <text:p text:style-name="P58"><text:span text:style-name="T2">Действующие лица:</text:span> <text:s/><text:span text:style-name="T7">Пользователь;</text:span></text:p>
      <text:p text:style-name="P15"><text:span text:style-name="T2">Предусловия: </text:span><text:span text:style-name="T11"><text:s/>Пользователь находится на странице user story;</text:span></text:p>
      <text:p text:style-name="P45"><text:span text:style-name="T3">Основной сценарий: </text:span></text:p>
      <text:p text:style-name="P24">а) <text:span text:style-name="T7">Пользователь нажимает кнопку «Завершить задачу»;</text:span></text:p>
      <text:p text:style-name="P24">б) <text:span text:style-name="T10">Система выводит форму отчета;</text:span></text:p>
      <text:p text:style-name="P33">в) Пользователь <text:span text:style-name="T16">заполняет отчет и отправляет форму</text:span>;</text:p>
      <text:p text:style-name="P36">г) Система <text:span text:style-name="T16">сохраняет отчет и закрывает user story</text:span></text:p>
      <text:p text:style-name="P53">Альтернативные сценарии:</text:p>
      <text:p text:style-name="P36"><text:span text:style-name="T16">в</text:span>.1) Пользователь не <text:span text:style-name="T16">вводит отчет</text:span></text:p>
      <text:p text:style-name="P36"><text:tab/>г.1.1) Система выдает сообщение об ошибке</text:p>
      <text:p text:style-name="P36"><text:tab/>г.1.2) Переход к шагу (<text:span text:style-name="T16">б</text:span>)</text:p>
      <text:p text:style-name="P68"/>
      <text:p text:style-name="P68"><text:soft-page-break/><text:span text:style-name="T18">10</text:span>. <text:s/><text:span text:style-name="T18">Написание отчета о выполненной задаче.</text:span></text:p>
      <text:p text:style-name="P59"><text:span text:style-name="T2">Действующие лица:</text:span> <text:s/><text:span text:style-name="T18">Разработчик;</text:span></text:p>
      <text:p text:style-name="P16"><text:span text:style-name="T2">Предусловия: </text:span><text:span text:style-name="T11"><text:s/>разработчик находится на странице user story, пользователь выполнил свою часть работы по user story;</text:span></text:p>
      <text:p text:style-name="P46"><text:span text:style-name="T3">Основной сценарий: </text:span></text:p>
      <text:p text:style-name="P25">а) <text:span text:style-name="T7">Пользователь нажимает кнопку «Написать отчет»;</text:span></text:p>
      <text:p text:style-name="P25">б) <text:span text:style-name="T10">Система выводит форму отчета;</text:span></text:p>
      <text:p text:style-name="P34">в) Пользователь <text:span text:style-name="T19">заполняет форму и отправляет отчет</text:span>;</text:p>
      <text:p text:style-name="P37">г) Система <text:span text:style-name="T19">сохраняет отчет;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713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5T23:50:55.853119178</dc:date>
    <meta:editing-duration>PT2H10M49S</meta:editing-duration>
    <meta:editing-cycles>34</meta:editing-cycles>
    <meta:generator>LibreOffice/4.2.7.2$Linux_x86 LibreOffice_project/420m0$Build-2</meta:generator>
    <meta:document-statistic meta:table-count="0" meta:image-count="0" meta:object-count="0" meta:page-count="6" meta:paragraph-count="99" meta:word-count="594" meta:character-count="4594" meta:non-whitespace-character-count="4055"/>
  </office:meta>
</office:document-meta>
</file>